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7" style:family="table-cell" style:parent-style-name="_16191__16191_" style:data-style-name="N0">
      <style:table-cell-properties fo:border-top="none" fo:border-bottom="none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8" style:family="table-cell" style:parent-style-name="_16191__16191_" style:data-style-name="N0">
      <style:table-cell-properties fo:border-top="none" fo:border-bottom="thin solid #000000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8" style:family="table-cell" style:parent-style-name="Default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9" style:family="table-cell" style:parent-style-name="Default" style:data-style-name="N48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0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1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3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1.76695652173913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39530434782609cm"/>
    </style:style>
    <style:style style:name="co5" style:family="table-column">
      <style:table-column-properties fo:break-before="auto" style:column-width="2.07617391304348cm"/>
    </style:style>
    <style:style style:name="co6" style:family="table-column">
      <style:table-column-properties fo:break-before="auto" style:column-width="4.37321739130435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26.95pt" style:use-optimal-row-height="true" fo:break-before="auto"/>
    </style:style>
    <style:style style:name="ro3" style:family="table-row">
      <style:table-row-properties style:row-height="146.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廠新登記家數20213-01-01" table:style-name="ta1">
        <table:table-column table:style-name="co1" table:default-cell-style-name="ce1"/>
        <table:table-column table:style-name="co2" table:number-columns-repeated="26" table:default-cell-style-name="ce1"/>
        <table:table-column table:style-name="co3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6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6">
            <text:p>編製機關</text:p>
          </table:table-cell>
          <table:covered-table-cell/>
          <table:table-cell office:value-type="string" table:number-columns-spanned="2" table:number-rows-spanned="1" table:style-name="ce36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6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6">
            <text:p>表 <text:s text:c="3"/>號</text:p>
          </table:table-cell>
          <table:covered-table-cell/>
          <table:table-cell office:value-type="string" table:number-columns-spanned="2" table:number-rows-spanned="1" table:style-name="ce37">
            <text:p>20213-01-01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4">
            <text:p>工 廠 新 登 記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09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0" table:style-name="ce12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0" table:style-name="ce12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3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3">
            <text:p>中華民國114年10月13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3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table:style-name="ce1"/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歇業家數20213-01-02" table:style-name="ta1">
        <table:table-column table:style-name="co4" table:default-cell-style-name="ce1"/>
        <table:table-column table:style-name="co2" table:number-columns-repeated="26" table:default-cell-style-name="ce1"/>
        <table:table-column table:style-name="co5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6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6">
            <text:p>編製機關</text:p>
          </table:table-cell>
          <table:covered-table-cell/>
          <table:table-cell office:value-type="string" table:number-columns-spanned="2" table:number-rows-spanned="1" table:style-name="ce36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6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6">
            <text:p>表 <text:s text:c="3"/>號</text:p>
          </table:table-cell>
          <table:covered-table-cell/>
          <table:table-cell office:value-type="string" table:number-columns-spanned="2" table:number-rows-spanned="1" table:style-name="ce37">
            <text:p>20213-01-02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4">
            <text:p>工 廠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09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 <text:s text:c="2"/>及醫 <text:s text:c="2"/>用化 <text:s text:c="2"/>學製 <text:s text:c="2"/>品製 <text:s text:c="2"/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0" table:style-name="ce12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0" table:style-name="ce12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3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3">
            <text:p>中華民國114年10月13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3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3.本表資料應與「2331-02-02工廠公告廢止家數」及「2331-02-03工廠自行辦理歇業家數」加總數一致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4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公告廢止家數20213-01-03" table:style-name="ta1">
        <table:table-column table:style-name="co4" table:default-cell-style-name="ce1"/>
        <table:table-column table:style-name="co2" table:number-columns-repeated="26" table:default-cell-style-name="ce1"/>
        <table:table-column table:style-name="co3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6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6">
            <text:p>編製機關</text:p>
          </table:table-cell>
          <table:covered-table-cell/>
          <table:table-cell office:value-type="string" table:number-columns-spanned="2" table:number-rows-spanned="1" table:style-name="ce36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6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6">
            <text:p>表 <text:s text:c="3"/>號</text:p>
          </table:table-cell>
          <table:covered-table-cell/>
          <table:table-cell office:value-type="string" table:number-columns-spanned="2" table:number-rows-spanned="1" table:style-name="ce37">
            <text:p>20213-01-03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公 告 廢 止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09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7" table:style-name="ce28">
            <text:p><text:s/>7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7" table:style-name="ce30">
            <text:p><text:s/>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3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3">
            <text:p>中華民國114年10月13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3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自行辦理歇業家數20213-01-04" table:style-name="ta1">
        <table:table-column table:style-name="co6" table:default-cell-style-name="ce1"/>
        <table:table-column table:style-name="co2" table:number-columns-repeated="26" table:default-cell-style-name="ce1"/>
        <table:table-column table:style-name="co5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6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6">
            <text:p>編製機關</text:p>
          </table:table-cell>
          <table:covered-table-cell/>
          <table:table-cell office:value-type="string" table:number-columns-spanned="2" table:number-rows-spanned="1" table:style-name="ce36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6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6">
            <text:p>表 <text:s text:c="3"/>號</text:p>
          </table:table-cell>
          <table:covered-table-cell/>
          <table:table-cell office:value-type="string" table:number-columns-spanned="2" table:number-rows-spanned="1" table:style-name="ce37">
            <text:p>20213-01-04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自 行 辦 理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09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253" table:style-name="ce28">
            <text:p><text:s/>253<text:s/></text:p>
          </table:table-cell>
          <table:table-cell office:value-type="float" office:value="12" table:style-name="ce29">
            <text:p><text:s/>12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9" table:style-name="ce29">
            <text:p><text:s/>9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17" table:style-name="ce29">
            <text:p><text:s/>17<text:s/></text:p>
          </table:table-cell>
          <table:table-cell office:value-type="float" office:value="7" table:style-name="ce29">
            <text:p><text:s/>7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78" table:style-name="ce29">
            <text:p><text:s/>78<text:s/></text:p>
          </table:table-cell>
          <table:table-cell office:value-type="float" office:value="15" table:style-name="ce29">
            <text:p><text:s/>15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40" table:style-name="ce29">
            <text:p><text:s/>40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8" table:style-name="ce29">
            <text:p><text:s/>8<text:s/></text:p>
          </table:table-cell>
          <table:table-cell office:value-type="float" office:value="10" table:style-name="ce29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253" table:style-name="ce30">
            <text:p><text:s/>253<text:s/></text:p>
          </table:table-cell>
          <table:table-cell office:value-type="float" office:value="12" table:style-name="ce31">
            <text:p><text:s/>1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17" table:style-name="ce31">
            <text:p><text:s/>17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78" table:style-name="ce31">
            <text:p><text:s/>78<text:s/></text:p>
          </table:table-cell>
          <table:table-cell office:value-type="float" office:value="15" table:style-name="ce31">
            <text:p><text:s/>15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40" table:style-name="ce31">
            <text:p><text:s/>40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10" table:style-name="ce31">
            <text:p><text:s/>10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55" table:style-name="ce30">
            <text:p><text:s/>55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2" table:style-name="ce31">
            <text:p><text:s/>12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47" table:style-name="ce30">
            <text:p><text:s/>4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2" table:style-name="ce31">
            <text:p><text:s/>1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62" table:style-name="ce30">
            <text:p><text:s/>6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9" table:style-name="ce31">
            <text:p><text:s/>29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1" table:style-name="ce31">
            <text:p><text:s/>1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3" table:style-name="ce31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18" table:style-name="ce30">
            <text:p><text:s/>18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14" table:style-name="ce30">
            <text:p><text:s/>14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8" table:style-name="ce30">
            <text:p><text:s/>8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4" table:style-name="ce30">
            <text:p><text:s/>24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3" table:style-name="ce31">
            <text:p><text:s/>1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3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3">
            <text:p>中華民國114年10月13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3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48P2">
      <number:text> </number:text>
      <number:fill-character> </number:fill-character>
      <number:text>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_63_" style:display-name="?" style:family="table-cell" style:data-style-name="N0">
      <style:table-cell-properties fo:background-color="#CCFFCC"/>
      <style:text-properties fo:color="#008000"/>
    </style:style>
    <style:style style:name="_63___24037__24288__27463__26989__30331__35352__23478__25976_-_25353__20844__21578__35387__37559__21450__33258__34892__36774__29702__20998__40_1_41_" style:display-name="?_工廠歇業登記家數-按公告註銷及自行辦理分(1)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6191_" style:display-name="㼿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16191__63_" style:display-name="㼿?" style:family="table-cell" style:data-style-name="N0">
      <style:table-cell-properties fo:background-color="#FF0000"/>
      <style:text-properties fo:color="#FFFFFF"/>
    </style:style>
    <style:style style:name="_16191__16191_" style:display-name="㼿㼿" style:family="table-cell" style:data-style-name="N0">
      <style:text-properties fo:color="#808080" fo:font-style="italic" style:font-style-asian="italic" style:font-style-complex="italic"/>
    </style:style>
    <style:style style:name="_16191__16191__63_" style:display-name="㼿㼿?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16191__16191__16191_" style:display-name="㼿㼿㼿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16191__16191__16191__16191__63_" style:display-name="㼿㼿㼿㼿?" style:family="table-cell" style:data-style-name="N0">
      <style:table-cell-properties fo:background-color="#FF99CC"/>
      <style:text-properties fo:color="#000000"/>
    </style:style>
  </office:styles>
  <office:automatic-styles>
    <style:page-layout style:name="pm1">
      <style:page-layout-properties fo:margin-top="0.51in" fo:margin-bottom="0.51in" fo:margin-left="0in" fo:margin-right="0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7in" fo:margin-left="0in" fo:margin-right="0in" fo:margin-bottom="0in"/>
      </style:header-style>
      <style:footer-style>
        <style:header-footer-properties fo:min-height="0.4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Nessa Cheng</meta:initial-creator>
    <dc:creator>楊O逸</dc:creator>
    <meta:creation-date>2010-10-15T09:13:17Z</meta:creation-date>
    <dc:date>2025-10-22T02:30:33Z</dc:date>
    <meta:print-date>2011-02-16T02:31:21Z</meta:print-date>
  </office:meta>
</office:document-meta>
</file>